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paragraph-properties fo:margin-left="1.9305in">
        <style:tab-stops>
          <style:tab-stop style:type="left" style:position="0in"/>
        </style:tab-stops>
      </style:paragraph-properties>
      <style:text-properties fo:language="en" fo:country="US"/>
    </style:style>
    <style:style style:name="P4" style:parent-style-name="Standard" style:family="paragraph">
      <style:paragraph-properties fo:margin-left="1.9305in">
        <style:tab-stops>
          <style:tab-stop style:type="left" style:position="0in"/>
        </style:tab-stops>
      </style:paragraph-properties>
      <style:text-properties fo:language="en" fo:country="US"/>
    </style:style>
    <style:style style:name="P5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6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7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8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9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10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11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12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13" style:parent-style-name="Standard" style:family="paragraph">
      <style:paragraph-properties fo:margin-left="1.9305in">
        <style:tab-stops>
          <style:tab-stop style:type="left" style:position="0in"/>
        </style:tab-stops>
      </style:paragraph-properties>
      <style:text-properties fo:language="en" fo:country="US"/>
    </style:style>
    <style:style style:name="P14" style:parent-style-name="Standard" style:family="paragraph">
      <style:paragraph-properties>
        <style:tab-stops>
          <style:tab-stop style:type="left" style:position="1.9305in"/>
        </style:tab-stops>
      </style:paragraph-properties>
      <style:text-properties fo:language="en" fo:country="US"/>
    </style:style>
    <style:style style:name="P15" style:parent-style-name="Standard" style:family="paragraph">
      <style:paragraph-properties>
        <style:tab-stops>
          <style:tab-stop style:type="left" style:position="1.9305in"/>
        </style:tab-stops>
      </style:paragraph-properties>
    </style:style>
    <style:style style:name="T16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­­­Role of diffusion for innovation</text:p>
      <text:p text:style-name="P2"/>
      <text:p text:style-name="P3">Model<text:s/>of<text:s/>Rogers: Ideas, objects, new methods shape innovations -&gt; Gradual process</text:p>
      <text:p text:style-name="P4">Categories: innovators(take risks, „testers“, kickstarters), early adopters(influencers, among the first), early majority(take<text:s/>­­recommendations and join), late majority(need proof to join), late joiners - ”Laggards”(did not get another choice)</text:p>
      <text:p text:style-name="P5"><text:tab/>Model of Hirschman: How do they join? Innovation? Novelty seeking?</text:p>
      <text:p text:style-name="P6"><text:tab/>Creative ppl-&gt; new application uses</text:p>
      <text:p text:style-name="P7"><text:tab/>Shapes consumer profile -&gt; how it is introduced</text:p>
      <text:p text:style-name="P8"><text:tab/>Innovators are often early investors</text:p>
      <text:p text:style-name="P9"><text:tab/>May overlook drawbacks</text:p>
      <text:p text:style-name="P10"><text:tab/>Understand that first costumers are from the first two groups</text:p>
      <text:p text:style-name="P11"><text:tab/>Technical side is only part, also important how it is received</text:p>
      <text:p text:style-name="P12"><text:tab/>!!Feedback<text:s/>loop -&gt; early users help innovation</text:p>
      <text:p text:style-name="P13">Need for visionary approach -&gt; early users may be innovators themselves</text:p>
      <text:p text:style-name="P14">Question:<text:s/></text:p>
      <text:p text:style-name="P15"><text:span text:style-name="T16">How should the thrill of novelty seeking shape the introduction to the market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i Schwarz</meta:initial-creator>
    <dc:creator>Sei Schwarz</dc:creator>
    <meta:creation-date>2024-04-02T10:20:00Z</meta:creation-date>
    <dc:date>2024-04-02T10:54:00Z</dc:date>
    <meta:template xlink:href="Normal" xlink:type="simple"/>
    <meta:editing-cycles>2</meta:editing-cycles>
    <meta:editing-duration>PT0S</meta:editing-duration>
    <meta:document-statistic meta:page-count="1" meta:paragraph-count="1" meta:word-count="136" meta:character-count="916" meta:row-count="6" meta:non-whitespace-character-count="781"/>
  </office:meta>
</office:document-meta>
</file>